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3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5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text:id="ct178755560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text:id="ct178757960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text:id="ct17805384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text:id="ct17915420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text:id="ct178758672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text:id="ct178757848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text:id="ct178314072">
          <text:insertion>
            <office:change-info>
              <dc:creator>inconnu</dc:creator>
              <dc:date>2010-01-22T08:17:00</dc:date>
            </office:change-info>
          </text:insertion>
        </text:changed-region>
        <text:changed-region text:id="ct179653632">
          <text:insertion>
            <office:change-info>
              <dc:creator>Gauthier Bastien</dc:creator>
              <dc:date>2012-03-21T11:36:00</dc:date>
            </office:change-info>
          </text:insertion>
        </text:changed-region>
        <text:changed-region text:id="ct179260680">
          <text:insertion>
            <office:change-info>
              <dc:creator>Gauthier Bastien</dc:creator>
              <dc:date>2012-03-21T11:36:00</dc:date>
            </office:change-info>
          </text:insertion>
        </text:changed-region>
        <text:changed-region text:id="ct178577928">
          <text:insertion>
            <office:change-info>
              <dc:creator>inconnu</dc:creator>
              <dc:date>2010-01-22T08:18:00</dc:date>
            </office:change-info>
          </text:insertion>
        </text:changed-region>
        <text:changed-region text:id="ct176639608">
          <text:insertion>
            <office:change-info>
              <dc:creator>Gauthier Bastien</dc:creator>
              <dc:date>2012-03-21T11:32:00</dc:date>
            </office:change-info>
          </text:insertion>
        </text:changed-region>
        <text:changed-region text:id="ct180132504">
          <text:insertion>
            <office:change-info>
              <dc:creator>Gauthier Bastien</dc:creator>
              <dc:date>2012-03-21T11:33:00</dc:date>
            </office:change-info>
          </text:insertion>
        </text:changed-region>
        <text:changed-region text:id="ct180260360">
          <text:insertion>
            <office:change-info>
              <dc:creator>Gauthier Bastien</dc:creator>
              <dc:date>2012-03-21T11:33:00</dc:date>
            </office:change-info>
          </text:insertion>
        </text:changed-region>
        <text:changed-region text:id="ct178318480">
          <text:insertion>
            <office:change-info>
              <dc:creator>Gauthier Bastien</dc:creator>
              <dc:date>2012-03-21T11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78755560"/>self.displayValue(self.listProposingGroup(),self.getProposingGroup())<text:change-end text:change-id="ct178755560"/></text:p>
          <text:p text:style-name="P3"><text:line-break/>Correspondant :<text:line-break/><text:change-start text:change-id="ct178757960"/>self.portal_membership.getMemberInfo(self.Creator())['fullname']<text:change-end text:change-id="ct178757960"/></text:p>
          <text:p text:style-name="P3"><text:line-break/>Références : <text:change-start text:change-id="ct178053848"/>self.getItemReference()<text:change-end text:change-id="ct178053848"/></text:p>
        </draw:text-box>
      </draw:frame>
      <text:p text:style-name="Standard2">Du registre aux délibérations du Conseil communal a été extrait ce qui suit :<text:line-break/></text:p>
      <text:p text:style-name="P7">Séance du <text:change-start text:change-id="ct179154200"/>self.getMeeting().Title()<text:change-end text:change-id="ct179154200"/></text:p>
      <text:p text:style-name="Standard2"><text:line-break/><text:span text:style-name="T1">Etaient présents :</text:span></text:p>
      <text:p text:style-name="P10"><office:annotation><dc:date>2009-09-29T00:00:00</dc:date><text:p>do text</text:p><text:p>from xhtml(self.adapted().getStrikedItemAssembly())</text:p></office:annotation>Assemblée</text:p>
      <text:p text:style-name="P8"><text:span text:style-name="T1">Objet n° </text:span><text:change-start text:change-id="ct178758672"/><text:span text:style-name="T1">self.getItemNumber(relativeTo='meeting')</text:span><text:change-end text:change-id="ct178758672"/><text:span text:style-name="T1"> : </text:span><text:change-start text:change-id="ct178757848"/><text:span text:style-name="T1">self.</text:span>Title()<text:change-end text:change-id="ct178757848"/></text:p>
      <text:p text:style-name="Standard2"/>
      <text:p text:style-name="Standard"><office:annotation><dc:date>2009-09-29T00:00:00</dc:date><text:p>do text</text:p><text:p>from xhtml(self.getDecision())</text:p></office:annotation>Décision</text:p>
      <text:p text:style-name="Standard2"/>
      <text:p text:style-name="Standard2">Fait en séance à l’Hôtel de Ville, date que dessus.<text:lin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<text:change-start text:change-id="ct178314072"/>self.getMeeting().getSignatures().split('\n')[0]<text:change-end text:change-id="ct178314072"/></text:p>
          </table:table-cell>
          <table:table-cell table:style-name="Tableau2.A1" office:value-type="string">
            <text:p text:style-name="P9"><text:change-start text:change-id="ct179653632"/>self.getMeeting().getSignatures().split('\n')[2]<text:change-end text:change-id="ct179653632"/></text:p>
          </table:table-cell>
        </table:table-row>
        <table:table-row>
          <table:table-cell table:style-name="Tableau2.A1" office:value-type="string">
            <text:p text:style-name="P8">(s) <text:change-start text:change-id="ct179260680"/>self.getMeeting().getSignatures().split('\n')[1]<text:change-end text:change-id="ct179260680"/></text:p>
          </table:table-cell>
          <table:table-cell table:style-name="Tableau2.A1" office:value-type="string">
            <text:p text:style-name="P9">(s) <text:change-start text:change-id="ct178577928"/>self.getMeeting().getSignatures().split('\n')[3]<text:change-end text:change-id="ct178577928"/></text:p>
          </table:table-cell>
        </table:table-row>
      </table:table>
      <text:p text:style-name="P12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8"><text:change-start text:change-id="ct176639608"/>meetingConfig.getSignatures().split('\n')[0]<text:change-end text:change-id="ct176639608"/></text:p>
            </table:table-cell>
            <table:table-cell table:style-name="Tableau1.A1" office:value-type="string">
              <text:p text:style-name="P9"><text:change-start text:change-id="ct180132504"/>meetingConfig.getSignatures().split('\n')[2]<text:change-end text:change-id="ct180132504"/></text:p>
            </table:table-cell>
          </table:table-row>
        </table:table-header-rows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au1.A1" office:value-type="string">
            <text:p text:style-name="P8"><text:change-start text:change-id="ct180260360"/>meetingConfig.getSignatures().split('\n')[1]<text:change-end text:change-id="ct180260360"/></text:p>
          </table:table-cell>
          <table:table-cell table:style-name="Tableau1.A1" office:value-type="string">
            <text:p text:style-name="P9"><text:change-start text:change-id="ct178318480"/>meetingConfig.getSignatures().split('\n')[3]<text:change-end text:change-id="ct178318480"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0-08-17T12:57:09</meta:creation-date>
    <dc:language>fr-FR</dc:language>
    <meta:editing-cycles>7</meta:editing-cycles>
    <meta:editing-duration>PT00H09M36S</meta:editing-duration>
    <meta:initial-creator>Gauthier Bastien</meta:initial-creator>
    <dc:date>2012-03-21T11:36:17</dc:date>
    <dc:creator>Gauthier Bastien</dc:creator>
    <meta:document-statistic meta:table-count="2" meta:image-count="0" meta:object-count="0" meta:page-count="1" meta:paragraph-count="21" meta:word-count="67" meta:character-count="921"/>
    <meta:user-defined meta:name="Info 1"/>
    <meta:user-defined meta:name="Info 2"/>
    <meta:user-defined meta:name="Info 3"/>
    <meta:user-defined meta:name="Info 4"/>
  </office:meta>
</office:document-meta>
</file>